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headless</text:span><text:span text:style-name="T3"><text:line-break/></text:span><text:span text:style-name="T3"><text:line-break/></text:span><text:span text:style-name="T2">jbt_cypress 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2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g>
          <draw:frame draw:style-name="gr16" draw:text-style-name="P1" draw:layer="layout" svg:width="1.5cm" svg:height="1.5cm" svg:x="7.41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7.31cm" svg:y="2.44cm">
            <draw:text-box>
              <text:p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9.07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8.97cm" svg:y="2.44cm">
            <draw:text-box>
              <text:p><text:span text:style-name="T2">test.sh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4cm" svg:y="8.2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3.89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3.79cm" svg:y="2.44cm">
            <draw:text-box>
              <text:p><text:span text:style-name="T2">patchtester.sh</text:span></text:p>
            </draw:text-box>
          </draw:frame>
        </draw:g>
        <draw:g>
          <draw:g>
            <draw:frame draw:style-name="gr16" draw:text-style-name="P1" draw:layer="layout" svg:width="1.5cm" svg:height="1.5cm" svg:x="16.422cm" svg:y="1cm">
              <draw:image xlink:href="Pictures/10000201000000F6000000F626F61A1E.png" xlink:type="simple" xlink:show="embed" xlink:actuate="onLoad"/>
              <draw:image xlink:href="Pictures/1000148C00001C5500001C554347A01D.svg" xlink:type="simple" xlink:show="embed" xlink:actuate="onLoad">
                <text:p/>
              </draw:image>
            </draw:frame>
            <draw:frame draw:style-name="gr19" draw:text-style-name="P5" draw:layer="layout" svg:width="3.5cm" svg:height="1.047cm" svg:x="16.322cm" svg:y="2.44cm">
              <draw:text-box>
                <text:p><text:span text:style-name="T2">patchtester.cy.js</text:span></text:p>
              </draw:text-box>
            </draw:frame>
          </draw:g>
          <draw:rect draw:style-name="gr20" draw:text-style-name="P1" draw:layer="layout" svg:width="0.846cm" svg:height="1.042cm" svg:x="16.776cm" svg:y="1.365cm">
            <text:p/>
          </draw:rect>
          <draw:frame draw:style-name="gr16" draw:text-style-name="P1" draw:layer="layout" svg:width="0.72cm" svg:height="0.72cm" svg:x="16.802cm" svg:y="1.487cm">
            <draw:image xlink:href="Pictures/10000201000003C4000003C38E19FFE6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1.5cm" svg:height="1.5cm" svg:x="10.672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0.572cm" svg:y="2.44cm">
            <draw:text-box>
              <text:p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2.283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2.183cm" svg:y="2.44cm">
            <draw:text-box>
              <text:p><text:span text:style-name="T2">pg.sh</text:span></text:p>
            </draw:text-box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401cm" svg:y="5.501cm">
          <text:p text:style-name="P1"><text:span text:style-name="T1">Cypress</text:span><text:span text:style-name="T1"><text:line-break/></text:span><text:span text:style-name="T2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01cm" svg:y="9.401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2"><text:span text:style-name="T1">MariaDB</text:span><text:span text:style-name="T1"><text:line-break/></text:span><text:span text:style-name="T1"><text:line-break/></text:span><text:span text:style-name="T2">jbt_m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65"/>
  </office:meta>
</office:document-meta>
</file>